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A000000225CAF53FC581D23F9.png" manifest:media-type="image/png"/>
  <manifest:file-entry manifest:full-path="Pictures/10000001000001030000001C027A2F9AD3446481.png" manifest:media-type="image/png"/>
  <manifest:file-entry manifest:full-path="Pictures/10000001000002700000003C9F80E7698920693B.png" manifest:media-type="image/png"/>
  <manifest:file-entry manifest:full-path="Pictures/100000010000010B0000001E2F4AA77001E7D204.png" manifest:media-type="image/png"/>
  <manifest:file-entry manifest:full-path="Pictures/10000001000000F5000000220FB74BD4BC2B2278.png" manifest:media-type="image/png"/>
  <manifest:file-entry manifest:full-path="Pictures/10000001000000F3000000224DF4D129474D2539.png" manifest:media-type="image/png"/>
  <manifest:file-entry manifest:full-path="Pictures/100000010000010D00000024FD839BE42C5B6FF3.png" manifest:media-type="image/png"/>
  <manifest:file-entry manifest:full-path="Pictures/10000001000001D800000029DB8D0709E1663CA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1. **Sostituzione (o Cambio di variabile)**:<draw:frame draw:style-name="fr1" draw:name="Immagine1" text:anchor-type="char" svg:x="8.595cm" svg:y="0.367cm" svg:width="6.615cm" svg:height="0.9cm" draw:z-index="0"><draw:image xlink:href="Pictures/10000001000000FA000000225CAF53FC581D23F9.png" xlink:type="simple" xlink:show="embed" xlink:actuate="onLoad" draw:mime-type="image/png"/></draw:frame></text:p>
      <text:p text:style-name="Standard"><text:s text:c="3"/>*Esempio*: Calcolare \(\int 2x e^{x^2} \, dx\). </text:p>
      <text:p text:style-name="Standard"/>
      <text:p text:style-name="Standard"><text:s text:c="3"/>*Applicazione ipotetica*: Supponiamo di avere un modello che descrive la densità di popolazione in un'area urbana in funzione della distanza dal centro della città. Utilizziamo la sostituzione \(u = x^2\) per semplificare il calcolo dell'area totale sottesa dalla densità di popolazione.</text:p>
      <text:p text:style-name="Standard"/>
      <text:p text:style-name="Standard">2. **Per parti**:</text:p>
      <text:p text:style-name="Standard"><text:s text:c="3"/>*Esempio*: Calcolare \(\int x \ln(x) \, dx\).<draw:frame draw:style-name="fr1" draw:name="Immagine2" text:anchor-type="char" svg:x="8.599cm" svg:y="0cm" svg:width="6.853cm" svg:height="0.741cm" draw:z-index="2"><draw:image xlink:href="Pictures/10000001000001030000001C027A2F9AD3446481.png" xlink:type="simple" xlink:show="embed" xlink:actuate="onLoad" draw:mime-type="image/png"/></draw:frame></text:p>
      <text:p text:style-name="Standard"/>
      <text:p text:style-name="Standard"><text:s text:c="3"/>*Applicazione ipotetica*: Immaginiamo di dover calcolare il lavoro fatto da una forza non costante che sposta un oggetto lungo una retta in base alla posizione. Usiamo l'integrazione per parti per calcolare il lavoro totale.</text:p>
      <text:p text:style-name="Standard"/>
      <text:p text:style-name="Standard">3. **Frazioni parziali**:</text:p>
      <text:p text:style-name="Standard"><text:s text:c="3"/>*Esempio*: Calcolare \(\int \frac{3x}{x^2 - 4} \, dx\).<draw:frame draw:style-name="fr1" draw:name="Immagine3" text:anchor-type="char" svg:x="8.52cm" svg:y="0.097cm" svg:width="6.482cm" svg:height="0.9cm" draw:z-index="1"><draw:image xlink:href="Pictures/10000001000000F5000000220FB74BD4BC2B2278.png" xlink:type="simple" xlink:show="embed" xlink:actuate="onLoad" draw:mime-type="image/png"/></draw:frame></text:p>
      <text:p text:style-name="Standard"/>
      <text:p text:style-name="Standard"><text:s text:c="3"/>*Applicazione ipotetica*: Nell'ingegneria delle telecomunicazioni, potremmo incontrare un segnale complesso che può essere scomposto in componenti tramite la trasformata di Fourier. L'integrazione di frazioni parziali può aiutarci a trovare la componente appropriata.</text:p>
      <text:p text:style-name="Standard"/>
      <text:p text:style-name="Standard">4. **Scomposizione in elementi semplici**:</text:p>
      <text:p text:style-name="Standard"><text:s text:c="3"/>*Esempio*: Calcolare \(\int \frac{x^3 + 5x}{x^2 + 2x + 1} \, dx\).</text:p>
      <text:p text:style-name="Standard"><draw:frame draw:style-name="fr1" draw:name="Immagine4" text:anchor-type="char" svg:x="0.325cm" svg:y="0cm" svg:width="7.117cm" svg:height="0.953cm" draw:z-index="3"><draw:image xlink:href="Pictures/100000010000010D00000024FD839BE42C5B6FF3.png" xlink:type="simple" xlink:show="embed" xlink:actuate="onLoad" draw:mime-type="image/png"/></draw:frame></text:p>
      <text:p text:style-name="Standard"/>
      <text:p text:style-name="Standard"><text:s text:c="3"/>*Applicazione ipotetica*: In un contesto finanziario, potremmo avere un flusso di pagamenti futuri e utilizzare l'integrazione delle frazioni parziali per calcolare il valore attuale di tali flussi.</text:p>
      <text:p text:style-name="Standard"/>
      <text:p text:style-name="Standard">5. **Integrazione trigonometrica**:<draw:frame draw:style-name="fr1" draw:name="Immagine5" text:anchor-type="char" svg:x="8.289cm" svg:y="0.427cm" svg:width="7.064cm" svg:height="0.794cm" draw:z-index="5"><draw:image xlink:href="Pictures/100000010000010B0000001E2F4AA77001E7D204.png" xlink:type="simple" xlink:show="embed" xlink:actuate="onLoad" draw:mime-type="image/png"/></draw:frame></text:p>
      <text:p text:style-name="Standard"><text:s text:c="3"/>*Esempio*: Calcolare \(\int \cos^2(x) \, dx\).</text:p>
      <text:p text:style-name="Standard"/>
      <text:p text:style-name="Standard"><text:s text:c="3"/>*Applicazione ipotetica*: Immaginiamo di dover calcolare il periodo di oscillazione di un pendolo con smorzamento, dove è coinvolta l'integrazione di funzioni trigonometriche.</text:p>
      <text:p text:style-name="Standard"/>
      <text:p text:style-name="Standard">6. **Integrazione per funzioni speciali**:</text:p>
      <text:p text:style-name="Standard"><text:s text:c="3"/>*Esempio*: Calcolare \(\int \frac{1}{1 + x^2} \, dx\).<draw:frame draw:style-name="fr1" draw:name="Immagine6" text:anchor-type="char" svg:x="8.234cm" svg:y="0cm" svg:width="6.429cm" svg:height="0.9cm" draw:z-index="4"><draw:image xlink:href="Pictures/10000001000000F3000000224DF4D129474D2539.png" xlink:type="simple" xlink:show="embed" xlink:actuate="onLoad" draw:mime-type="image/png"/></draw:frame></text:p>
      <text:p text:style-name="Standard"/>
      <text:p text:style-name="Standard"><text:s text:c="3"/>*Applicazione ipotetica*: In geometria, potremmo dover calcolare l'area di una forma complessa utilizzando il metodo delle funzioni speciali come l'arcotangente inverso.</text:p>
      <text:p text:style-name="Standard"/>
      <text:p text:style-name="Standard">7. **Metodo delle serie di potenze**:</text:p>
      <text:p text:style-name="Standard"><text:s text:c="3"/>*Esempio*: Calcolare \(\int e^{-x^2} \, dx\) utilizzando la serie di Taylor.</text:p>
      <text:p text:style-name="Standard"><draw:frame draw:style-name="fr1" draw:name="Immagine7" text:anchor-type="char" svg:x="0.09cm" svg:y="0.108cm" svg:width="12.49cm" svg:height="1.085cm" draw:z-index="6"><draw:image xlink:href="Pictures/10000001000001D800000029DB8D0709E1663CA4.png" xlink:type="simple" xlink:show="embed" xlink:actuate="onLoad" draw:mime-type="image/png"/></draw:frame></text:p>
      <text:p text:style-name="Standard"/>
      <text:p text:style-name="Standard"/>
      <text:p text:style-name="Standard"><text:s text:c="3"/>*Applicazione ipotetica*: Nell'ambito delle scienze ambientali, potremmo voler calcolare la dispersione di inquinanti in un corpo d'acqua in funzione del tempo, utilizzando la distribuzione gaussiana espressa tramite una serie di Taylor.</text:p>
      <text:p text:style-name="Standard"><text:soft-page-break/></text:p>
      <text:p text:style-name="Standard">8. **Metodo delle mappe di contorno (analisi complessa)**:</text:p>
      <text:p text:style-name="Standard"><text:s text:c="3"/>*Esempio*: Calcolare \(\int_{-\infty}^{\infty} \frac{\sin(x)}{x} \, dx\) utilizzando il calcolo delle linee integrali in analisi complessa.</text:p>
      <text:p text:style-name="Standard"><draw:frame draw:style-name="fr1" draw:name="Immagine8" text:anchor-type="char" svg:x="0.088cm" svg:y="0.192cm" svg:width="16.512cm" svg:height="1.588cm" draw:z-index="7"><draw:image xlink:href="Pictures/10000001000002700000003C9F80E7698920693B.png" xlink:type="simple" xlink:show="embed" xlink:actuate="onLoad" draw:mime-type="image/png"/></draw:frame></text:p>
      <text:p text:style-name="Standard"><text:s text:c="3"/>*Applicazione ipotetica*: Nell'ottica, potremmo dover calcolare il campo elettrico prodotto da un sistema di cariche distribuite utilizzando il teorema di Cau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6T09:58:54.036000000</meta:creation-date>
    <dc:date>2023-10-06T10:37:25.162000000</dc:date>
    <meta:editing-duration>PT28M21S</meta:editing-duration>
    <meta:editing-cycles>1</meta:editing-cycles>
    <meta:document-statistic meta:table-count="0" meta:image-count="8" meta:object-count="0" meta:page-count="2" meta:paragraph-count="24" meta:word-count="342" meta:character-count="2596" meta:non-whitespace-character-count="2229"/>
    <meta:generator>LibreOffice/7.3.3.2$Windows_X86_64 LibreOffice_project/d1d0ea68f081ee2800a922cac8f79445e4603348</meta:generator>
  </office:meta>
</office:document-meta>
</file>